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fo:color="#000000"/>
    </style:style>
    <style:style style:name="T358" style:family="text">
      <style:text-properties fo:font-size="11.00pt" fo:font-weight="normal" fo:font-family="Calibri" style:font-family-asian="Calibri" style:font-family-complex="Calibri" fo:background-color="transparent" fo:color="#000000"/>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fo:color="#000000"/>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fo:color="#000000"/>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normal" fo:font-family="Calibri" style:font-family-asian="Calibri" style:font-family-complex="Calibri" fo:background-color="transparent" fo:color="#000000"/>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bold" fo:font-family="Calibri" style:font-family-asian="Calibri" style:font-family-complex="Calibri" fo:background-color="transparent" fo:color="#000000"/>
    </style:style>
    <style:style style:name="T369" style:family="text">
      <style:text-properties fo:font-size="11.00pt" fo:font-weight="normal" fo:font-family="Calibri" style:font-family-asian="Calibri" style:font-family-complex="Calibri" fo:background-color="transparent" fo:color="#000000"/>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bold"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fo:color="#000000"/>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bold" fo:font-family="Calibri" style:font-family-asian="Calibri" style:font-family-complex="Calibri" fo:background-color="transparent" fo:color="#000000"/>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fo:color="#000000"/>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fo:color="#000000"/>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fo:color="#000000"/>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bold" fo:font-family="Calibri" style:font-family-asian="Calibri" style:font-family-complex="Calibri" fo:background-color="transparent" fo:color="#000000"/>
    </style:style>
    <style:style style:name="T383" style:family="text">
      <style:text-properties fo:font-size="11.00pt" fo:font-weight="normal" fo:font-family="Calibri" style:font-family-asian="Calibri" style:font-family-complex="Calibri" fo:background-color="transparent" fo:color="#000000"/>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1.00pt" fo:font-weight="bold" fo:font-family="Calibri" style:font-family-asian="Calibri" style:font-family-complex="Calibri" fo:background-color="transparent" fo:color="#000000"/>
    </style:style>
    <style:style style:name="T387" style:family="text">
      <style:text-properties fo:font-size="11.00pt" fo:font-weight="normal" fo:font-family="Calibri" style:font-family-asian="Calibri" style:font-family-complex="Calibri" fo:background-color="transparent" fo:color="#000000"/>
    </style:style>
    <style:style style:name="T38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bottom="10.00pt"/>
    </style:style>
    <style:style style:name="P331" style:family="paragraph">
      <style:paragraph-properties fo:line-height="115.00%" fo:text-align="center" fo:margin-bottom="10.00pt"/>
    </style:style>
    <text:list-style style:name="L332">
      <text:list-level-style-bullet text:level="1" text:bullet-char="•">
        <style:list-level-properties text:space-before="0.00pt" text:min-label-width="18.00pt"/>
        <style:text-properties fo:font-family="Symbol"/>
      </text:list-level-style-bullet>
    </text:list-style>
    <style:style style:name="P332" style:family="paragraph">
      <style:paragraph-properties fo:line-height="115.00%" fo:text-align="left" fo:margin-left="-18.00pt" fo:text-indent="18.00pt" fo:margin-bottom="10.00pt"/>
    </style:style>
    <style:style style:name="P333" style:family="paragraph">
      <style:paragraph-properties fo:line-height="115.00%" fo:text-align="left" fo:margin-bottom="10.00pt"/>
    </style:style>
    <style:style style:name="P334" style:family="paragraph">
      <style:paragraph-properties fo:line-height="115.00%" fo:text-align="center" fo:margin-bottom="10.00pt"/>
    </style:style>
    <style:style style:name="P335" style:family="paragraph">
      <style:paragraph-properties fo:line-height="115.00%" fo:text-align="left" fo:margin-bottom="10.00pt"/>
    </style:style>
    <text:list-style style:name="L336">
      <text:list-level-style-bullet text:level="1" text:bullet-char="•">
        <style:list-level-properties text:space-before="0.00pt" text:min-label-width="18.00pt"/>
        <style:text-properties fo:font-family="Symbol"/>
      </text:list-level-style-bullet>
    </text:list-style>
    <style:style style:name="P336" style:family="paragraph">
      <style:paragraph-properties fo:line-height="115.00%" fo:text-align="left" fo:margin-left="-18.00pt" fo:text-indent="18.00pt" fo:margin-bottom="10.00pt"/>
    </style:style>
    <style:style style:name="P337" style:family="paragraph">
      <style:paragraph-properties fo:line-height="115.00%" fo:text-align="left" fo:margin-bottom="10.00pt"/>
    </style:style>
    <text:list-style style:name="L338">
      <text:list-level-style-bullet text:level="1" text:bullet-char="•">
        <style:list-level-properties text:space-before="0.00pt" text:min-label-width="18.00pt"/>
        <style:text-properties fo:font-family="Symbol"/>
      </text:list-level-style-bullet>
    </text:list-style>
    <style:style style:name="P338" style:family="paragraph">
      <style:paragraph-properties fo:line-height="115.00%" fo:text-align="left" fo:margin-left="-18.00pt" fo:text-indent="18.00pt" fo:margin-bottom="10.00pt"/>
    </style:style>
    <style:style style:name="P339" style:family="paragraph">
      <style:paragraph-properties fo:line-height="115.00%" fo:text-align="left" fo:margin-bottom="10.00pt"/>
    </style:style>
    <text:list-style style:name="L340">
      <text:list-level-style-bullet text:level="1" text:bullet-char="•">
        <style:list-level-properties text:space-before="0.00pt" text:min-label-width="18.00pt"/>
        <style:text-properties fo:font-family="Symbol"/>
      </text:list-level-style-bullet>
    </text:list-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text:span></text:p>
      <text:p text:style-name="P327"><text:span text:style-name="T346">Views</text:span></text:p>
      <text:p text:style-name="P327"><text:span text:style-name="T347">- implement character models</text:span></text:p>
      <text:p text:style-name="P327"><text:span text:style-name="T347">- implement action buttons</text:span></text:p>
      <text:p text:style-name="P327"><text:span text:style-name="T347"><text:tab/>- find images for action buttons (use ability images?)</text:span></text:p>
      <text:p text:style-name="P327"><text:span text:style-name="T347">- implement camp fire</text:span></text:p>
      <text:p text:style-name="P327"><text:span text:style-name="T347">- implement cancel order button, or cancel logic with right click?</text:span></text:p>
      <text:p text:style-name="P327"><text:span text:style-name="T347">- implement scavenge button and logic</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text:span></text:p>
      <text:p text:style-name="P327"><text:span text:style-name="T353"><text:tab/><text:tab/>- rework remove affliction pop up view</text:span></text:p>
      <text:p text:style-name="P327"><text:span text:style-name="T353"><text:tab/>- Implement pray button</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6"/></text:p>
      <text:p text:style-name="P327"><text:span text:style-name="T357">Layers (highest sorting order layer to lowest)</text:span></text:p>
      <text:p text:style-name="P327"><text:span text:style-name="T358">Layer 1</text:span></text:p>
      <text:p text:style-name="P327"><text:span text:style-name="T358">- Top Bar</text:span></text:p>
      <text:p text:style-name="P327"><text:span text:style-name="T358">- states views</text:span></text:p>
      <text:p text:style-name="P327"><text:span text:style-name="T359"/></text:p>
      <text:p text:style-name="P327"><text:span text:style-name="T360">Layer 2</text:span></text:p>
      <text:p text:style-name="P327"><text:span text:style-name="T360">- Afflication Panel view</text:span></text:p>
      <text:p text:style-name="P327"><text:span text:style-name="T360">- game over screen</text:span></text:p>
      <text:p text:style-name="P327"><text:span text:style-name="T361"/></text:p>
      <text:p text:style-name="P327"><text:span text:style-name="T362">Layer 3</text:span></text:p>
      <text:p text:style-name="P327"><text:span text:style-name="T362">- World Map</text:span></text:p>
      <text:p text:style-name="P327"><text:span text:style-name="T362">- Character Roster / Inventory</text:span></text:p>
      <text:p text:style-name="P327"><text:span text:style-name="T363"/></text:p>
      <text:p text:style-name="P327"><text:span text:style-name="T363"/></text:p>
      <text:p text:style-name="P327"><text:span text:style-name="T364">Layer 4</text:span></text:p>
      <text:p text:style-name="P327"><text:span text:style-name="T364">- Camp Site</text:span></text:p>
      <text:p text:style-name="P327"><text:span text:style-name="T364">- Kings Blessing view</text:span></text:p>
      <text:p text:style-name="P327"><text:span text:style-name="T364">- Treasure Room</text:span></text:p>
      <text:p text:style-name="P327"><text:span text:style-name="T364">- Story event view</text:span></text:p>
      <text:p text:style-name="P327"><text:span text:style-name="T365"/></text:p>
      <text:p text:style-name="P327"><text:span text:style-name="T365">Layer 5</text:span></text:p>
      <text:p text:style-name="P327"><text:span text:style-name="T365">- combat reward screen</text:span></text:p>
      <text:p text:style-name="P327"><text:span text:style-name="T365"/></text:p>
      <text:p text:style-name="P327"><text:span text:style-name="T366">Layer 6</text:span></text:p>
      <text:p text:style-name="P327"><text:span text:style-name="T366">- combat encounter overlay UI (activation windows, ability bar, etc)</text:span></text:p>
      <text:p text:style-name="P327"><text:span text:style-name="T367"/></text:p>
      <text:p text:style-name="P327"><text:span text:style-name="T367">Layer 7 </text:span></text:p>
      <text:p text:style-name="P327"><text:span text:style-name="T367">- world space UI canvas elements (health bars, status icons)</text:span></text:p>
      <text:p text:style-name="P327"><text:span text:style-name="T367">- spell vfx</text:span></text:p>
      <text:p text:style-name="P327"><text:span text:style-name="T367"/></text:p>
      <text:p text:style-name="P327"><text:span text:style-name="T367">Layer 8</text:span></text:p>
      <text:p text:style-name="P327"><text:span text:style-name="T367">- combat BG</text:span></text:p>
      <text:p text:style-name="P327"><text:span text:style-name="T367">- tiles</text:span></text:p>
      <text:p text:style-name="P327"><text:span text:style-name="T367"/></text:p>
      <text:p text:style-name="P328"><text:span text:style-name="T368">Sprint 99: Rework States, Update kings blessing start event</text:span></text:p>
      <text:list text:style-name="L329">
        <text:list-item>
          <text:p text:style-name="P329"><text:span text:style-name="T369">Create new itemEffect enum types for new items in ItemDataSO</text:span></text:p>
        </text:list-item>
        <text:list-item>
          <text:p text:style-name="P329"><text:span text:style-name="T369">update descriptions in text logic</text:span></text:p>
        </text:list-item>
        <text:list-item>
          <text:p text:style-name="P329"><text:span text:style-name="T369">update item effect application logic in ItemManager/Controller for new item effects</text:span></text:p>
        </text:list-item>
        <text:list-item>
          <text:p text:style-name="P329"><text:span text:style-name="T369">Find<text:s text:c="2"/>new sprites for the new items</text:span></text:p>
        </text:list-item>
        <text:list-item>
          <text:p text:style-name="P329"><text:span text:style-name="T369">Implement ring and neck slot logic</text:span></text:p>
        </text:list-item>
        <text:list-item>
          <text:p text:style-name="P329"><text:span text:style-name="T369">update state views</text:span></text:p>
        </text:list-item>
      </text:list>
      <text:p text:style-name="P330"><text:span text:style-name="T370"/></text:p>
      <text:p text:style-name="P330"><text:span text:style-name="T370"/></text:p>
      <text:p text:style-name="P330"><text:span text:style-name="T370"/></text:p>
      <text:p text:style-name="P331"><text:span text:style-name="T371">Sprint 98: More world map prefabs, implement new travelling rules</text:span></text:p>
      <text:list text:style-name="L332">
        <text:list-item>
          <text:p text:style-name="P332"><text:span text:style-name="T371">World Map</text:span></text:p>
        </text:list-item>
        <text:list-item>
          <text:p text:style-name="P332"><text:span text:style-name="T372">Implement at least 3 different world map prefabs</text:span></text:p>
        </text:list-item>
        <text:list-item>
          <text:p text:style-name="P332"><text:span text:style-name="T372">Make each world map unique and interesting</text:span></text:p>
        </text:list-item>
        <text:list-item>
          <text:p text:style-name="P332"><text:span text:style-name="T372">Travelling rules</text:span></text:p>
        </text:list-item>
        <text:list-item>
          <text:p text:style-name="P332"><text:span text:style-name="T372">Update method GetNextAvailbleEncounters()</text:span></text:p>
        </text:list-item>
        <text:list-item>
          <text:p text:style-name="P332"><text:span text:style-name="T372">if player is at position 1, they can only choose positions 1 and 2 in the next row</text:span></text:p>
        </text:list-item>
        <text:list-item>
          <text:p text:style-name="P332"><text:span text:style-name="T372">if player is at position 2, they can choose any of the 3 encounters in the next row</text:span></text:p>
        </text:list-item>
        <text:list-item>
          <text:p text:style-name="P332"><text:span text:style-name="T372">if the player is at position 3, they can only choose positions 3 and 2 in the next row</text:span></text:p>
        </text:list-item>
      </text:list>
      <text:p text:style-name="P333"><text:span text:style-name="T373"/></text:p>
      <text:p text:style-name="P333"><text:span text:style-name="T373"/></text:p>
      <text:p text:style-name="P333"><text:span text:style-name="T373"/></text:p>
      <text:p text:style-name="P334"><text:span text:style-name="T374">Sprints</text:span></text:p>
      <text:p text:style-name="P335"><text:span text:style-name="T375"/></text:p>
      <text:p text:style-name="P335"><text:span text:style-name="T376">Sprint ??: Implement difficulty system</text:span></text:p>
      <text:p text:style-name="P335"><text:span text:style-name="T376">Sprint ??: Rework camp site event + views</text:span></text:p>
      <text:p text:style-name="P335"><text:span text:style-name="T376">Sprint ??: Rework Shop/Village event + views</text:span></text:p>
      <text:p text:style-name="P335"><text:span text:style-name="T376">Sprint ??: Update old items, implement new items</text:span></text:p>
      <text:p text:style-name="P335"><text:span text:style-name="T376">Sprint ??: Implement Act 2 logic (after killing boss, restart act 1, but increase power of enemies)</text:span></text:p>
      <text:p text:style-name="P335"><text:span text:style-name="T377"/></text:p>
      <text:p text:style-name="P335"><text:span text:style-name="T377"/></text:p>
      <text:p text:style-name="P335"><text:span text:style-name="T378">Sprint ??: Combat helper system</text:span></text:p>
      <text:p text:style-name="P335"><text:span text:style-name="T378">Sprint ??: Error helper system</text:span></text:p>
      <text:p text:style-name="P335"><text:span text:style-name="T378">Sprint ??: Rework starting presets / tweak tree abilities + passives</text:span></text:p>
      <text:p text:style-name="P335"><text:span text:style-name="T378">Sprint ??: More spell / ability VFXs / Fix old VFX spaziness from rigid body</text:span></text:p>
      <text:p text:style-name="P335"><text:span text:style-name="T378">Sprint ??: UCM / Item view updates (items change model appearance)</text:span></text:p>
      <text:p text:style-name="P335"><text:span text:style-name="T378">Sprint ??: Character preset builder screen / features</text:span></text:p>
      <text:p text:style-name="P335"><text:span text:style-name="T378">Sprint ??: Re work shop view</text:span></text:p>
      <text:p text:style-name="P335"><text:span text:style-name="T378">Sprint ??: Rework camp site view</text:span></text:p>
      <text:p text:style-name="P335"><text:span text:style-name="T378">Sprint ??: More enemies and elites</text:span></text:p>
      <text:p text:style-name="P335"><text:span text:style-name="T378">Sprint ??: Rework assassination tree and other trees + abilities</text:span></text:p>
      <text:p text:style-name="P335"><text:span text:style-name="T378">Sprint ??: Item cards display info boxes about the passives they grant</text:span></text:p>
      <text:p text:style-name="P335"><text:span text:style-name="T378">Sprint ??: Make mobile ready</text:span></text:p>
      <text:p text:style-name="P335"><text:span text:style-name="T378">Sprint ??: Player prefs / load and save game</text:span></text:p>
      <text:p text:style-name="P335"><text:span text:style-name="T378">Sprint ??: Loading screen tips.</text:span></text:p>
      <text:p text:style-name="P335"><text:span text:style-name="T379"/></text:p>
      <text:p text:style-name="P335"><text:span text:style-name="T379"/></text:p>
      <text:p text:style-name="P335"><text:span text:style-name="T380">Things that need better mouse over info logic</text:span></text:p>
      <text:list text:style-name="L336">
        <text:list-item>
          <text:p text:style-name="P336"><text:span text:style-name="T380">status icons on entities</text:span></text:p>
        </text:list-item>
        <text:list-item>
          <text:p text:style-name="P336"><text:span text:style-name="T380">item cards show info about the passives they grant</text:span></text:p>
        </text:list-item>
        <text:list-item>
          <text:p text:style-name="P336"><text:span text:style-name="T380">character roster: all stats and attributes display info on what they mean/do</text:span></text:p>
        </text:list-item>
      </text:list>
      <text:p text:style-name="P337"><text:span text:style-name="T381"/></text:p>
      <text:p text:style-name="P337"><text:span text:style-name="T381"/></text:p>
      <text:p text:style-name="P337"><text:span text:style-name="T382">To do Before giving out for play testing</text:span></text:p>
      <text:list text:style-name="L338">
        <text:list-item>
          <text:p text:style-name="P338"><text:span text:style-name="T383">TIP SYSTEM!: at least while screen loading, something simple.</text:span></text:p>
        </text:list-item>
        <text:list-item>
          <text:p text:style-name="P338"><text:span text:style-name="T383">Action queue system (prevent players from accidently breaking game by using an ability while another ability action is not yet resolved) DONE</text:span></text:p>
        </text:list-item>
        <text:list-item>
          <text:p text:style-name="P338"><text:span text:style-name="T383">Game over victory and game over defeat events confirmed to work properly DONE</text:span></text:p>
        </text:list-item>
        <text:list-item>
          <text:p text:style-name="P338"><text:span text:style-name="T383">Player Prefs / save game / load saved game feature</text:span></text:p>
        </text:list-item>
        <text:list-item>
          <text:p text:style-name="P338"><text:span text:style-name="T383">quit button on main menu closes application DONE</text:span></text:p>
        </text:list-item>
        <text:list-item>
          <text:p text:style-name="P338"><text:span text:style-name="T383">Re do status icons view system DONE</text:span></text:p>
        </text:list-item>
        <text:list-item>
          <text:p text:style-name="P338"><text:span text:style-name="T383">update ability card views / make an ability card prefab DONE</text:span></text:p>
        </text:list-item>
        <text:list-item>
          <text:p text:style-name="P338"><text:span text:style-name="T384">combat helper system integrated with defender orders (choose a target, choose a tile, etc)</text:span></text:p>
        </text:list-item>
        <text:list-item>
          <text:p text:style-name="P338"><text:span text:style-name="T384">in future, this info panel will have a cancel button for mobile, since mobile users cant right click</text:span></text:p>
        </text:list-item>
        <text:list-item>
          <text:p text:style-name="P338"><text:span text:style-name="T384">error helper system</text:span></text:p>
        </text:list-item>
        <text:list-item>
          <text:p text:style-name="P338"><text:span text:style-name="T384">combat system (“Invalid target: out of range, target has stealth etc. You don't have enough energy for that! Cant use ability: Character is silenced, etc etc)”</text:span></text:p>
        </text:list-item>
        <text:list-item>
          <text:p text:style-name="P338"><text:span text:style-name="T384">Update kings blessing event buttons views DONE</text:span></text:p>
        </text:list-item>
      </text:list>
      <text:p text:style-name="P339"><text:span text:style-name="T385"/></text:p>
      <text:p text:style-name="P339"><text:span text:style-name="T385"/></text:p>
      <text:p text:style-name="P339"><text:span text:style-name="T385"/></text:p>
      <text:p text:style-name="P339"><text:span text:style-name="T386">Views and Visuals to update (general over view)</text:span></text:p>
      <text:list text:style-name="L340">
        <text:list-item>
          <text:p text:style-name="P340"><text:span text:style-name="T387">Main menu screen</text:span></text:p>
        </text:list-item>
        <text:list-item>
          <text:p text:style-name="P340"><text:span text:style-name="T387">Team builder screen</text:span></text:p>
        </text:list-item>
        <text:list-item>
          <text:p text:style-name="P340"><text:span text:style-name="T387">World Map</text:span></text:p>
        </text:list-item>
        <text:list-item>
          <text:p text:style-name="P340"><text:span text:style-name="T387">Character Panel</text:span></text:p>
        </text:list-item>
        <text:list-item>
          <text:p text:style-name="P340"><text:span text:style-name="T387">Front Page</text:span></text:p>
        </text:list-item>
        <text:list-item>
          <text:p text:style-name="P340"><text:span text:style-name="T387">Talents Page</text:span></text:p>
        </text:list-item>
        <text:list-item>
          <text:p text:style-name="P340"><text:span text:style-name="T387">Camp site screen</text:span></text:p>
        </text:list-item>
        <text:list-item>
          <text:p text:style-name="P340"><text:span text:style-name="T387">Shop screen</text:span></text:p>
        </text:list-item>
        <text:list-item>
          <text:p text:style-name="P340"><text:span text:style-name="T387">Game Level</text:span></text:p>
        </text:list-item>
        <text:list-item>
          <text:p text:style-name="P340"><text:span text:style-name="T387">Level BG</text:span></text:p>
        </text:list-item>
        <text:list-item>
          <text:p text:style-name="P340"><text:span text:style-name="T387">Tiles</text:span></text:p>
        </text:list-item>
        <text:list-item>
          <text:p text:style-name="P340"><text:span text:style-name="T387">Enemy Info panels</text:span></text:p>
        </text:list-item>
        <text:list-item>
          <text:p text:style-name="P340"><text:span text:style-name="T387">Top Panel</text:span></text:p>
        </text:list-item>
        <text:list-item>
          <text:p text:style-name="P340"><text:span text:style-name="T387">States View</text:span></text:p>
        </text:list-item>
        <text:list-item>
          <text:p text:style-name="P340"><text:span text:style-name="T387">Defender ability bar view</text:span></text:p>
        </text:list-item>
        <text:list-item>
          <text:p text:style-name="P340"><text:span text:style-name="T387">All new ability + passive icons</text:span></text:p>
        </text:list-item>
        <text:list-item>
          <text:p text:style-name="P340"><text:span text:style-name="T387">Ability Info Panel</text:span></text:p>
        </text:list-item>
        <text:list-item>
          <text:p text:style-name="P340"><text:span text:style-name="T387">Items + Item Cards</text:span></text:p>
        </text:list-item>
        <text:list-item>
          <text:p text:style-name="P340"><text:span text:style-name="T387">States + State Cards</text:span></text:p>
        </text:list-item>
      </text:list>
      <text:p text:style-name="P341"><text:span text:style-name="T388"/></text:p>
      <text:p text:style-name="P341"><text:span text:style-name="T388"/></text:p>
      <text:p text:style-name="P341"><text:span text:style-name="T388"/></text:p>
      <text:p text:style-name="P341"><text:span text:style-name="T388"/></text:p>
      <text:p text:style-name="P341"><text:span text:style-name="T388"/></text:p>
      <text:p text:style-name="P341"><text:span text:style-name="T388"/></text:p>
      <text:p text:style-name="P341"><text:span text:style-name="T388"/></text:p>
      <text:p text:style-name="P341"><text:span text:style-name="T388"/></text:p>
      <text:p text:style-name="P341"><text:span text:style-name="T388"/></text:p>
      <text:p text:style-name="P341"><text:span text:style-name="T38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